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KittyPathSchedule" style:family="table">
      <style:table-properties style:width="6.9271in" fo:margin-left="0in" table:align="left"/>
    </style:style>
    <style:style style:name="KittyPathSchedule.A" style:family="table-column">
      <style:table-column-properties style:column-width="1.1896in"/>
    </style:style>
    <style:style style:name="KittyPathSchedule.B" style:family="table-column">
      <style:table-column-properties style:column-width="0.7465in"/>
    </style:style>
    <style:style style:name="KittyPathSchedule.C" style:family="table-column">
      <style:table-column-properties style:column-width="2.1264in"/>
    </style:style>
    <style:style style:name="KittyPathSchedule.D" style:family="table-column">
      <style:table-column-properties style:column-width="2.8646in"/>
    </style:style>
    <style:style style:name="KittyPathSchedule.A1" style:family="table-cell">
      <style:table-cell-properties fo:padding="0.0382in" fo:border-left="0.05pt solid #000000" fo:border-right="none" fo:border-top="0.05pt solid #000000" fo:border-bottom="0.05pt solid #000000"/>
    </style:style>
    <style:style style:name="KittyPathSchedule.D1" style:family="table-cell">
      <style:table-cell-properties fo:padding="0.0382in" fo:border="0.05pt solid #000000"/>
    </style:style>
    <style:style style:name="KittyPathSchedule.A2" style:family="table-cell">
      <style:table-cell-properties fo:padding="0.0382in" fo:border-left="0.05pt solid #000000" fo:border-right="none" fo:border-top="none" fo:border-bottom="0.05pt solid #000000"/>
    </style:style>
    <style:style style:name="KittyPathSchedule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11e6" officeooo:paragraph-rsid="000511e6"/>
    </style:style>
    <style:style style:name="P2" style:family="paragraph" style:parent-style-name="Table_20_Contents">
      <style:text-properties officeooo:rsid="000511e6" officeooo:paragraph-rsid="000511e6"/>
    </style:style>
    <style:style style:name="P3" style:family="paragraph" style:parent-style-name="Table_20_Contents">
      <style:text-properties officeooo:rsid="00057850" officeooo:paragraph-rsid="00057850"/>
    </style:style>
    <style:style style:name="P4" style:family="paragraph" style:parent-style-name="Table_20_Contents">
      <style:text-properties officeooo:rsid="00068374" officeooo:paragraph-rsid="00068374"/>
    </style:style>
    <style:style style:name="P5" style:family="paragraph" style:parent-style-name="Table_20_Contents">
      <style:text-properties officeooo:rsid="0006a099" officeooo:paragraph-rsid="0006a099"/>
    </style:style>
    <style:style style:name="T1" style:family="text">
      <style:text-properties officeooo:rsid="000511e6"/>
    </style:style>
    <style:style style:name="T2" style:family="text">
      <style:text-properties officeooo:rsid="00057850"/>
    </style:style>
    <style:style style:name="T3" style:family="text">
      <style:text-properties officeooo:rsid="00068374"/>
    </style:style>
    <style:style style:name="T4" style:family="text">
      <style:text-properties officeooo:rsid="0006a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tty Path Assistant Schedule</text:p>
      <text:p text:style-name="P1"/>
      <table:table table:name="KittyPathSchedule" table:style-name="KittyPathSchedule">
        <table:table-column table:style-name="KittyPathSchedule.A"/>
        <table:table-column table:style-name="KittyPathSchedule.B"/>
        <table:table-column table:style-name="KittyPathSchedule.C"/>
        <table:table-column table:style-name="KittyPathSchedule.D"/>
        <table:table-row>
          <table:table-cell table:style-name="KittyPathSchedule.A1" office:value-type="string">
            <text:p text:style-name="Table_20_Contents"/>
          </table:table-cell>
          <table:table-cell table:style-name="KittyPathSchedule.A1" office:value-type="string">
            <text:p text:style-name="Table_20_Contents"/>
          </table:table-cell>
          <table:table-cell table:style-name="KittyPathSchedule.A1" office:value-type="string">
            <text:p text:style-name="P2">Development Plan</text:p>
          </table:table-cell>
          <table:table-cell table:style-name="KittyPathSchedule.D1" office:value-type="string">
            <text:p text:style-name="P2">Test and Demonstration Plan</text:p>
          </table:table-cell>
        </table:table-row>
        <table:table-row>
          <table:table-cell table:style-name="KittyPathSchedule.A2" office:value-type="string">
            <text:p text:style-name="P2">February</text:p>
          </table:table-cell>
          <table:table-cell table:style-name="KittyPathSchedule.A2" office:value-type="string">
            <text:p text:style-name="P2">5</text:p>
          </table:table-cell>
          <table:table-cell table:style-name="KittyPathSchedule.A2" office:value-type="string">
            <text:p text:style-name="P2">Original Prototype</text:p>
          </table:table-cell>
          <table:table-cell table:style-name="KittyPathSchedule.D2" office:value-type="string">
            <text:p text:style-name="P2">- User can open extension</text:p>
            <text:p text:style-name="P2">- User can interact with various buttons</text:p>
          </table:table-cell>
        </table:table-row>
        <table:table-row>
          <table:table-cell table:style-name="KittyPathSchedule.A2" office:value-type="string">
            <text:p text:style-name="P4">Friday</text:p>
          </table:table-cell>
          <table:table-cell table:style-name="KittyPathSchedule.A2" office:value-type="string">
            <text:p text:style-name="P2">9</text:p>
          </table:table-cell>
          <table:table-cell table:style-name="KittyPathSchedule.A2" office:value-type="string">
            <text:p text:style-name="P2">Original Prototype Cont</text:p>
          </table:table-cell>
          <table:table-cell table:style-name="KittyPathSchedule.D2" office:value-type="string">
            <text:p text:style-name="Table_20_Contents">- <text:span text:style-name="T1">Menus drop down upon interaction</text:span></text:p>
          </table:table-cell>
        </table:table-row>
        <table:table-row>
          <table:table-cell table:style-name="KittyPathSchedule.A2" office:value-type="string">
            <text:p text:style-name="P4">Monday</text:p>
          </table:table-cell>
          <table:table-cell table:style-name="KittyPathSchedule.A2" office:value-type="string">
            <text:p text:style-name="P2">12</text:p>
          </table:table-cell>
          <table:table-cell table:style-name="KittyPathSchedule.A2" office:value-type="string">
            <text:p text:style-name="P2">Parse Audit int text file</text:p>
          </table:table-cell>
          <table:table-cell table:style-name="KittyPathSchedule.D2" office:value-type="string">
            <text:p text:style-name="Table_20_Contents">- <text:span text:style-name="T1">We’ll be able to show a text file with our parsed audit which is used for scraping later in development</text:span></text:p>
          </table:table-cell>
        </table:table-row>
        <table:table-row>
          <table:table-cell table:style-name="KittyPathSchedule.A2" office:value-type="string">
            <text:p text:style-name="P4">Friday</text:p>
          </table:table-cell>
          <table:table-cell table:style-name="KittyPathSchedule.A2" office:value-type="string">
            <text:p text:style-name="P2">16</text:p>
          </table:table-cell>
          <table:table-cell table:style-name="KittyPathSchedule.A2" office:value-type="string">
            <text:p text:style-name="P2">Make JSON Objects</text:p>
            <text:p text:style-name="P2">- <text:span text:style-name="T3">We’ll have multiple JSON objects which we’ll be using to store information such as, the Parsed Audit, the class list that we’ll be using for recommendations, etc.</text:span></text:p>
          </table:table-cell>
          <table:table-cell table:style-name="KittyPathSchedule.D2" office:value-type="string">
            <text:p text:style-name="Table_20_Contents">- <text:span text:style-name="T3">Will be able to show files containing these JSON objects</text:span></text:p>
          </table:table-cell>
        </table:table-row>
        <table:table-row>
          <table:table-cell table:style-name="KittyPathSchedule.A2" office:value-type="string">
            <text:p text:style-name="P4">Friday</text:p>
          </table:table-cell>
          <table:table-cell table:style-name="KittyPathSchedule.A2" office:value-type="string">
            <text:p text:style-name="P2">23</text:p>
          </table:table-cell>
          <table:table-cell table:style-name="KittyPathSchedule.A2" office:value-type="string">
            <text:p text:style-name="P2">Parse Academic Plan</text:p>
            <text:p text:style-name="P2">- <text:span text:style-name="T3">Make JSON objects containing information from a given Academic plan</text:span></text:p>
          </table:table-cell>
          <table:table-cell table:style-name="KittyPathSchedule.D2" office:value-type="string">
            <text:p text:style-name="Table_20_Contents">- <text:span text:style-name="T1">The User should be able to see an easily readable plan</text:span></text:p>
          </table:table-cell>
        </table:table-row>
        <table:table-row>
          <table:table-cell table:style-name="KittyPathSchedule.A2" office:value-type="string">
            <text:p text:style-name="P2">March</text:p>
          </table:table-cell>
          <table:table-cell table:style-name="KittyPathSchedule.A2" office:value-type="string">
            <text:p text:style-name="P2">2</text:p>
          </table:table-cell>
          <table:table-cell table:style-name="KittyPathSchedule.A2" office:value-type="string">
            <text:p text:style-name="P2">Parse Lionpath Classes</text:p>
            <text:p text:style-name="P2">- <text:span text:style-name="T3">We’ll be scraping the PSU bulletin and getting all the information needed for each class</text:span></text:p>
          </table:table-cell>
          <table:table-cell table:style-name="KittyPathSchedule.D2" office:value-type="string">
            <text:p text:style-name="P2">- <text:s/><text:span text:style-name="T4">We’ll be able to show text files containing the scraped information</text:span></text:p>
          </table:table-cell>
        </table:table-row>
        <table:table-row>
          <table:table-cell table:style-name="KittyPathSchedule.A2" office:value-type="string">
            <text:p text:style-name="P5">Friday</text:p>
          </table:table-cell>
          <table:table-cell table:style-name="KittyPathSchedule.A2" office:value-type="string">
            <text:p text:style-name="P3">9</text:p>
          </table:table-cell>
          <table:table-cell table:style-name="KittyPathSchedule.A2" office:value-type="string">
            <text:p text:style-name="P3">Parse classes/Recommended Classes</text:p>
            <text:p text:style-name="P3">- <text:span text:style-name="T4">Scraping should be done</text:span></text:p>
          </table:table-cell>
          <table:table-cell table:style-name="KittyPathSchedule.D2" office:value-type="string">
            <text:p text:style-name="Table_20_Contents">- <text:span text:style-name="T2">The user should be able to see a primitive recommended class list for them to pick from for us in the schedule builder</text:span></text:p>
          </table:table-cell>
        </table:table-row>
        <table:table-row>
          <table:table-cell table:style-name="KittyPathSchedule.A2" office:value-type="string">
            <text:p text:style-name="P5">Friday</text:p>
          </table:table-cell>
          <table:table-cell table:style-name="KittyPathSchedule.A2" office:value-type="string">
            <text:p text:style-name="P3">16</text:p>
          </table:table-cell>
          <table:table-cell table:style-name="KittyPathSchedule.A2" office:value-type="string">
            <text:p text:style-name="P3">Recommended classes to schedule builder</text:p>
          </table:table-cell>
          <table:table-cell table:style-name="KittyPathSchedule.D2" office:value-type="string">
            <text:p text:style-name="Table_20_Contents">- <text:span text:style-name="T2">The user should see a finalized recommended class list</text:span></text:p>
            <text:p text:style-name="Table_20_Contents">- <text:span text:style-name="T2">The system should now be able to put the classes into the schedule builder in lionpath</text:span></text:p>
          </table:table-cell>
        </table:table-row>
        <table:table-row>
          <table:table-cell table:style-name="KittyPathSchedule.A2" office:value-type="string">
            <text:p text:style-name="P5">Friday</text:p>
          </table:table-cell>
          <table:table-cell table:style-name="KittyPathSchedule.A2" office:value-type="string">
            <text:p text:style-name="P3">19</text:p>
          </table:table-cell>
          <table:table-cell table:style-name="KittyPathSchedule.A2" office:value-type="string">
            <text:p text:style-name="P3">Course that Satisfy ‘X’</text:p>
          </table:table-cell>
          <table:table-cell table:style-name="KittyPathSchedule.D2" office:value-type="string">
            <text:p text:style-name="Table_20_Contents">- <text:span text:style-name="T2">The user should start to see primitive functionality for searching for classes that search a given requirement</text:span></text:p>
          </table:table-cell>
        </table:table-row>
        <table:table-row>
          <table:table-cell table:style-name="KittyPathSchedule.A2" office:value-type="string">
            <text:p text:style-name="P5">Friday</text:p>
          </table:table-cell>
          <table:table-cell table:style-name="KittyPathSchedule.A2" office:value-type="string">
            <text:p text:style-name="P3">23</text:p>
          </table:table-cell>
          <table:table-cell table:style-name="KittyPathSchedule.A2" office:value-type="string">
            <text:p text:style-name="P3">Course that Satisfy ‘X’ Complete</text:p>
          </table:table-cell>
          <table:table-cell table:style-name="KittyPathSchedule.D2" office:value-type="string">
            <text:p text:style-name="Table_20_Contents">- <text:span text:style-name="T2">The user should now be able to search for any class that satisfy a given requirement</text:span></text:p>
          </table:table-cell>
        </table:table-row>
        <table:table-row>
          <table:table-cell table:style-name="KittyPathSchedule.A2" office:value-type="string">
            <text:p text:style-name="P5">Monday</text:p>
          </table:table-cell>
          <table:table-cell table:style-name="KittyPathSchedule.A2" office:value-type="string">
            <text:p text:style-name="P3">26</text:p>
          </table:table-cell>
          <table:table-cell table:style-name="KittyPathSchedule.A2" office:value-type="string">
            <text:p text:style-name="P3">Unit Testing</text:p>
          </table:table-cell>
          <table:table-cell table:style-name="KittyPathSchedule.D2" office:value-type="string">
            <text:p text:style-name="Table_20_Contents">- <text:span text:style-name="T2">Begin our unit testing phase with a Dummy student account from Dr. Null</text:span></text:p>
          </table:table-cell>
        </table:table-row>
        <table:table-row>
          <table:table-cell table:style-name="KittyPathSchedule.A2" office:value-type="string">
            <text:p text:style-name="P3">May </text:p>
          </table:table-cell>
          <table:table-cell table:style-name="KittyPathSchedule.A2" office:value-type="string">
            <text:p text:style-name="P3">2 </text:p>
          </table:table-cell>
          <table:table-cell table:style-name="KittyPathSchedule.A2" office:value-type="string">
            <text:p text:style-name="P3">Unit Testing Complete</text:p>
          </table:table-cell>
          <table:table-cell table:style-name="KittyPathSchedule.D2" office:value-type="string">
            <text:p text:style-name="Table_20_Contents">- <text:span text:style-name="T2">Final product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3:59:12.677861542</meta:creation-date>
    <dc:date>2018-02-05T15:23:07.723643922</dc:date>
    <meta:editing-duration>PT12M43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57" meta:word-count="312" meta:character-count="1733" meta:non-whitespace-character-count="1475"/>
  </office:meta>
</office:document-meta>
</file>